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Configurations2/" manifest:media-type="application/vnd.sun.xml.ui.configuration"/>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AR" officeooo:rsid="000ae647" officeooo:paragraph-rsid="000c6708"/>
    </style:style>
    <style:style style:name="P2" style:family="paragraph" style:parent-style-name="Standard">
      <style:text-properties fo:language="es" fo:country="AR" officeooo:rsid="000ae647" officeooo:paragraph-rsid="000ae647"/>
    </style:style>
    <style:style style:name="P3" style:family="paragraph" style:parent-style-name="Text_20_body">
      <style:paragraph-properties fo:text-align="center" style:justify-single-word="false"/>
      <style:text-properties fo:language="es" fo:country="AR" officeooo:rsid="000bb58d" officeooo:paragraph-rsid="000c6708"/>
    </style:style>
    <style:style style:name="P4" style:family="paragraph" style:parent-style-name="Text_20_body">
      <style:text-properties fo:language="es" fo:country="AR" officeooo:rsid="000bb58d" officeooo:paragraph-rsid="000c6708"/>
    </style:style>
    <style:style style:name="P5" style:family="paragraph" style:parent-style-name="Text_20_body">
      <style:text-properties fo:language="es" fo:country="AR" officeooo:rsid="000c6708" officeooo:paragraph-rsid="000c6708"/>
    </style:style>
    <style:style style:name="P6" style:family="paragraph" style:parent-style-name="Text_20_body">
      <style:text-properties fo:language="es" fo:country="AR" officeooo:rsid="000c6708" officeooo:paragraph-rsid="000c8d69"/>
    </style:style>
    <style:style style:name="P7" style:family="paragraph" style:parent-style-name="Text_20_body">
      <style:text-properties fo:language="es" fo:country="AR" officeooo:rsid="000c6708" officeooo:paragraph-rsid="000e5724"/>
    </style:style>
    <style:style style:name="P8" style:family="paragraph" style:parent-style-name="Text_20_body">
      <style:text-properties fo:language="es" fo:country="AR" officeooo:rsid="000c8d69" officeooo:paragraph-rsid="000c8d69"/>
    </style:style>
    <style:style style:name="P9" style:family="paragraph" style:parent-style-name="Text_20_body">
      <style:text-properties fo:language="es" fo:country="AR" officeooo:rsid="0013ab3d" officeooo:paragraph-rsid="0013ab3d"/>
    </style:style>
    <style:style style:name="P10" style:family="paragraph" style:parent-style-name="Text_20_body">
      <style:text-properties fo:language="es" fo:country="AR" officeooo:rsid="0013fa9b" officeooo:paragraph-rsid="0013fa9b"/>
    </style:style>
    <style:style style:name="P11" style:family="paragraph" style:parent-style-name="Text_20_body">
      <style:text-properties fo:language="es" fo:country="AR" officeooo:rsid="0016c35e" officeooo:paragraph-rsid="0016c35e"/>
    </style:style>
    <style:style style:name="P12" style:family="paragraph" style:parent-style-name="Text_20_body">
      <style:text-properties officeooo:rsid="0013fa9b" officeooo:paragraph-rsid="0013fa9b"/>
    </style:style>
    <style:style style:name="P13" style:family="paragraph" style:parent-style-name="Text_20_body">
      <style:text-properties officeooo:rsid="0016c35e" officeooo:paragraph-rsid="0016c35e"/>
    </style:style>
    <style:style style:name="P14" style:family="paragraph" style:parent-style-name="Title">
      <style:text-properties fo:language="es" fo:country="AR" officeooo:rsid="000c6708" officeooo:paragraph-rsid="000c6708"/>
    </style:style>
    <style:style style:name="P15" style:family="paragraph" style:parent-style-name="Subtitle">
      <style:paragraph-properties fo:break-before="page"/>
      <style:text-properties fo:language="es" fo:country="AR" officeooo:rsid="000c6708" officeooo:paragraph-rsid="000c6708"/>
    </style:style>
    <style:style style:name="P16" style:family="paragraph" style:parent-style-name="Subtitle">
      <style:text-properties fo:language="es" fo:country="AR" fo:font-weight="bold" officeooo:rsid="000c6708" officeooo:paragraph-rsid="000c6708" style:font-weight-asian="bold" style:font-weight-complex="bold"/>
    </style:style>
    <style:style style:name="P17" style:family="paragraph" style:parent-style-name="Subtitle">
      <style:text-properties fo:language="es" fo:country="AR" officeooo:rsid="000c6708" officeooo:paragraph-rsid="000c6708"/>
    </style:style>
    <style:style style:name="P18" style:family="paragraph" style:parent-style-name="Text_20_body" style:list-style-name="L1">
      <style:text-properties fo:language="es" fo:country="AR" officeooo:rsid="000c8d69" officeooo:paragraph-rsid="000c8d69"/>
    </style:style>
    <style:style style:name="P19" style:family="paragraph" style:parent-style-name="Text_20_body" style:list-style-name="L2">
      <style:text-properties fo:language="es" fo:country="AR" officeooo:rsid="0013fa9b" officeooo:paragraph-rsid="0013fa9b"/>
    </style:style>
    <style:style style:name="P20" style:family="paragraph" style:parent-style-name="Text_20_body">
      <style:text-properties fo:language="es" fo:country="AR" officeooo:rsid="0013ab3d" officeooo:paragraph-rsid="0013ab3d"/>
    </style:style>
    <style:style style:name="P21" style:family="paragraph" style:parent-style-name="Text_20_body">
      <style:text-properties fo:language="es" fo:country="AR" officeooo:rsid="00176aad" officeooo:paragraph-rsid="00176aad"/>
    </style:style>
    <style:style style:name="P22" style:family="paragraph" style:parent-style-name="Text_20_body" style:list-style-name="">
      <style:text-properties officeooo:rsid="0013ab3d" officeooo:paragraph-rsid="0013ab3d"/>
    </style:style>
    <style:style style:name="P23" style:family="paragraph" style:parent-style-name="Text_20_body" style:list-style-name="">
      <style:text-properties officeooo:rsid="0016c35e" officeooo:paragraph-rsid="0016c35e"/>
    </style:style>
    <style:style style:name="P24" style:family="paragraph" style:parent-style-name="Heading_20_2">
      <style:paragraph-properties fo:text-align="center" style:justify-single-word="false"/>
      <style:text-properties fo:language="es" fo:country="AR" officeooo:paragraph-rsid="000c6708"/>
    </style:style>
    <style:style style:name="P25" style:family="paragraph" style:parent-style-name="Heading_20_2">
      <style:text-properties officeooo:rsid="0013fa9b" officeooo:paragraph-rsid="0013fa9b"/>
    </style:style>
    <style:style style:name="P26" style:family="paragraph" style:parent-style-name="Heading_20_1">
      <style:paragraph-properties fo:text-align="center" style:justify-single-word="false"/>
      <style:text-properties fo:language="es" fo:country="AR" officeooo:rsid="000bb58d" officeooo:paragraph-rsid="000c6708"/>
    </style:style>
    <style:style style:name="P27" style:family="paragraph" style:parent-style-name="Heading_20_1">
      <style:paragraph-properties fo:text-align="center" style:justify-single-word="false"/>
      <style:text-properties fo:language="es" fo:country="AR"/>
    </style:style>
    <style:style style:name="P28" style:family="paragraph" style:parent-style-name="Heading_20_1" style:list-style-name="">
      <style:text-properties officeooo:rsid="0013ab3d" officeooo:paragraph-rsid="0013ab3d"/>
    </style:style>
    <style:style style:name="P29" style:family="paragraph" style:parent-style-name="Heading_20_1">
      <style:paragraph-properties fo:break-before="page"/>
      <style:text-properties officeooo:rsid="0013ab3d" officeooo:paragraph-rsid="0013ab3d"/>
    </style:style>
    <style:style style:name="P30" style:family="paragraph" style:parent-style-name="Heading_20_1" style:list-style-name="">
      <style:paragraph-properties fo:break-before="page"/>
      <style:text-properties officeooo:rsid="0016c35e" officeooo:paragraph-rsid="0016c35e"/>
    </style:style>
    <style:style style:name="P31" style:family="paragraph" style:parent-style-name="Heading_20_1">
      <style:paragraph-properties fo:break-before="page"/>
      <style:text-properties officeooo:rsid="0016c35e" officeooo:paragraph-rsid="0016c35e"/>
    </style:style>
    <style:style style:name="P32" style:family="paragraph" style:parent-style-name="Heading_20_1">
      <style:paragraph-properties fo:break-before="page"/>
      <style:text-properties officeooo:rsid="00129962" officeooo:paragraph-rsid="00129962"/>
    </style:style>
    <style:style style:name="T1" style:family="text">
      <style:text-properties officeooo:rsid="000c6708"/>
    </style:style>
    <style:style style:name="T2" style:family="text">
      <style:text-properties officeooo:rsid="000c8d69"/>
    </style:style>
    <style:style style:name="T3" style:family="text">
      <style:text-properties officeooo:rsid="000fa100"/>
    </style:style>
    <style:style style:name="T4" style:family="text">
      <style:text-properties officeooo:rsid="0013fa9b"/>
    </style:style>
    <style:style style:name="T5" style:family="text">
      <style:text-properties officeooo:rsid="00159f31"/>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ogramación Paralela</text:p>
      <text:p text:style-name="P16">OPENMP</text:p>
      <text:h text:style-name="P26" text:outline-level="1"/>
      <text:p text:style-name="P3"/>
      <text:h text:style-name="P24" text:outline-level="2">Colazo, Agustín</text:h>
      <text:h text:style-name="P24" text:outline-level="2"/>
      <text:p text:style-name="P4"/>
      <text:p text:style-name="P4"/>
      <text:p text:style-name="P4"/>
      <text:p text:style-name="P4"/>
      <text:p text:style-name="P4"/>
      <text:h text:style-name="P24" text:outline-level="2">Facultad de Ciencias Exactas, Físicas y Naturales.</text:h>
      <text:h text:style-name="P24" text:outline-level="2">Universidad Nacional de Córdoba</text:h>
      <text:p text:style-name="P4"/>
      <text:p text:style-name="P4"/>
      <text:p text:style-name="P4"/>
      <text:p text:style-name="P4"/>
      <text:p text:style-name="P4"/>
      <text:p text:style-name="P4"/>
      <text:p text:style-name="P4"/>
      <text:p text:style-name="P4"/>
      <text:p text:style-name="P1"/>
      <text:p text:style-name="P1"/>
      <text:p text:style-name="P1"/>
      <text:p text:style-name="P1"/>
      <text:p text:style-name="P1"/>
      <text:p text:style-name="P1"/>
      <text:h text:style-name="P27" text:outline-level="1"><text:span text:style-name="T1">31</text:span>/10/2017</text:h>
      <text:p text:style-name="P1"/>
      <text:p text:style-name="P17"><text:soft-page-break/>Indice</text:p>
      <text:p text:style-name="P15">Introducción</text:p>
      <text:p text:style-name="P5">Openmp es una librería de C, C++ y Fortran que permite implementar programas paralelos en arquitecturas de memoria compartida. Así se puede hacer uso de los distintos núcleos físicos y de los hilos lógicos que ofrece cada procesador, a veces pudiendo acelerar considerablemente los programas.</text:p>
      <text:p text:style-name="P6">En este trabajo se implementara un programa en C para la multiplicación de matrices cuadradas haciendo uso de esta <text:span text:style-name="T2">librería.</text:span> </text:p>
      <text:p text:style-name="P8">El objetivo es implementar varias configuraciones distintas para analizar el impacto de distintos métodos y parámetros en un programa destinado a la multiplicación de matrices.</text:p>
      <text:p text:style-name="P15">Diseño e Implementación</text:p>
      <text:p text:style-name="P5">Se codifico la multiplicación de matrices en C. Este programa se ejecutara varias veces modificando parámetros y banderas. </text:p>
      <text:p text:style-name="P5">Cada configuración se ejecutara varias veces y se <text:span text:style-name="T2">medirá</text:span> el tiempo de <text:span text:style-name="T2">ejecución</text:span> usando las funciones de la librería openmp, estos tiempos se guardaran por <text:span text:style-name="T2">configuración.</text:span> </text:p>
      <text:p text:style-name="P5">Para esto se hizo un script para el shell de Ubuntu. Este se encarga del cambio de configuraciones, las ejecuciones y de tomar los tiempos.</text:p>
      <text:p text:style-name="P8">Para facilitar la implementación del script, se pasa al programa principal el tamaño de la matriz y el tamaño de bloques como <text:span text:style-name="T3">parámetros.</text:span></text:p>
      <text:p text:style-name="P7">Las varias configuraciones que se utilizaran son:</text:p>
      <text:p text:style-name="P8">Se ejecuta para matrices de tamaño 1000, 2000 y 4000:</text:p>
      <text:list xml:id="list4074859959" text:style-name="L1">
        <text:list-item>
          <text:p text:style-name="P18">Programa sin paralelismo</text:p>
          <text:list>
            <text:list-item>
              <text:p text:style-name="P18">Con o sin anidar.</text:p>
              <text:list>
                <text:list-item>
                  <text:p text:style-name="P18">Con distintos tamaños de bloque.</text:p>
                  <text:list>
                    <text:list-item>
                      <text:p text:style-name="P18">128</text:p>
                    </text:list-item>
                    <text:list-item>
                      <text:p text:style-name="P18">256</text:p>
                    </text:list-item>
                    <text:list-item>
                      <text:p text:style-name="P18">512</text:p>
                    </text:list-item>
                    <text:list-item>
                      <text:p text:style-name="P18">1024</text:p>
                    </text:list-item>
                  </text:list>
                </text:list-item>
              </text:list>
            </text:list-item>
            <text:list-item>
              <text:p text:style-name="P18">Con o sin instrucciones simd.</text:p>
            </text:list-item>
            <text:list-item>
              <text:p text:style-name="P18">Matrices de tamaño 8000 no se ejecutaron en secuencial.</text:p>
            </text:list-item>
            <text:list-item>
              <text:p text:style-name="P18">Estas configuraciones se cruzan.</text:p>
            </text:list-item>
          </text:list>
        </text:list-item>
        <text:list-item>
          <text:p text:style-name="P18">Programa con paralelismo.</text:p>
          <text:list>
            <text:list-item>
              <text:p text:style-name="P18">Distintas afinidades (places, bind).</text:p>
              <text:list>
                <text:list-item>
                  <text:p text:style-name="P18">Cores, close.</text:p>
                </text:list-item>
                <text:list-item>
                  <text:p text:style-name="P18">Cores, spread.</text:p>
                </text:list-item>
                <text:list-item>
                  <text:p text:style-name="P18">Threads, close.</text:p>
                </text:list-item>
                <text:list-item>
                  <text:p text:style-name="P18">Threads, false.</text:p>
                </text:list-item>
              </text:list>
            </text:list-item>
            <text:list-item>
              <text:p text:style-name="P18">Distintas banderas.</text:p>
              <text:list>
                <text:list-item>
                  <text:p text:style-name="P18">Con o sin mavx.</text:p>
                </text:list-item>
                <text:list-item>
                  <text:p text:style-name="P18">Con o sin O3.</text:p>
                </text:list-item>
              </text:list>
            </text:list-item>
            <text:list-item>
              <text:p text:style-name="P18">Anidado (tamaños)</text:p>
              <text:list>
                <text:list-item>
                  <text:p text:style-name="P18">128 (excepto en el caso de tamaño 8000)</text:p>
                </text:list-item>
                <text:list-item>
                  <text:p text:style-name="P18"><text:soft-page-break/>256</text:p>
                </text:list-item>
                <text:list-item>
                  <text:p text:style-name="P18">512 </text:p>
                </text:list-item>
              </text:list>
            </text:list-item>
            <text:list-item>
              <text:p text:style-name="P18">Para 2, 4, 6, 8, 10 y 12 hilos. Excepto en el caso de matrices de tamaño 8000 se usaron 4, 8 y 12 hilos.</text:p>
            </text:list-item>
            <text:list-item>
              <text:p text:style-name="P18">Todas estas configuraciones se cruzan.</text:p>
              <text:p text:style-name="P18"/>
            </text:list-item>
          </text:list>
        </text:list-item>
      </text:list>
      <text:p text:style-name="P8"/>
      <text:p text:style-name="P5"/>
      <text:p text:style-name="P15">Resultados y Análisis</text:p>
      <text:p text:style-name="P9">A continuación se mostraran algunos de los resultados obtenidos y se los analizara. La totalidad de los resultados se encuentran en las planillas de datos. Aquí solo se muestra algunos de los resultados de interés.</text:p>
      <text:p text:style-name="P21">Para tomar el tiempo de ejecución de cada configuración, se los ejecuto cinco veces y se tomo el promedio.</text:p>
      <text:p text:style-name="P10">Algunas especificaciones de la maquina que se utilizo (pulqui):</text:p>
      <text:list xml:id="list2213579228" text:style-name="L2">
        <text:list-item>
          <text:p text:style-name="P19">12 Procesadores físicos, en dos pastillas.</text:p>
        </text:list-item>
        <text:list-item>
          <text:p text:style-name="P19">24 Procesadores virtuales.</text:p>
        </text:list-item>
        <text:list-item>
          <text:p text:style-name="P19">256KB de memoria cache de nivel 2.</text:p>
        </text:list-item>
        <text:list-item>
          <text:p text:style-name="P19">Cuenta con registros mavx.</text:p>
        </text:list-item>
      </text:list>
      <text:h text:style-name="P28" text:outline-level="1">SIMD</text:h>
      <text:h text:style-name="P22" text:outline-level="1"><draw:frame draw:style-name="fr1" draw:name="Object1" text:anchor-type="paragraph" svg:width="6.2992in" svg:height="3.539in" draw:z-index="0"><draw:object xlink:href="./Object 1" xlink:type="simple" xlink:show="embed" xlink:actuate="onLoad"/><draw:image xlink:href="./ObjectReplacements/Object 1" xlink:type="simple" xlink:show="embed" xlink:actuate="onLoad"/></draw:frame>Estos datos fueron tomados en la multiplicación de matrices con tres bucles, usando y sin usar simd. Podemos notar que la mejora en los tiempos es significativa.</text:h>
      <text:h text:style-name="P29" text:outline-level="1">Multiplicación de matrices con seis bucles</text:h>
      <text:h text:style-name="P25" text:outline-level="2">Secuencial</text:h>
      <text:p text:style-name="P9"><draw:frame draw:style-name="fr2" draw:name="Object2" text:anchor-type="paragraph" svg:width="6.2992in" svg:height="3.539in" draw:z-index="1"><draw:object xlink:href="./Object 2" xlink:type="simple" xlink:show="embed" xlink:actuate="onLoad"/><draw:image xlink:href="./ObjectReplacements/Object 2" xlink:type="simple" xlink:show="embed" xlink:actuate="onLoad"/></draw:frame><text:span text:style-name="T4">En el primer caso</text:span>, se tomaron datos de la multiplicación de matrices con 6 bucles en un programa secuencial.</text:p>
      <text:p text:style-name="P9">En este caso el mejor tamaño de bloque es 1024.</text:p>
      <text:p text:style-name="P10">La mejora que presentar usar seis bucles y simd es significativa. El programa puede llegar a ser dos veces mas rápido.</text:p>
      <text:h text:style-name="P25" text:outline-level="2">Paralelo</text:h>
      <text:p text:style-name="P12">En el segundo caso se tomaron los tiempos para una matriz de 1000x1000 y se calcula el speedup con distintas cantidades de hilos y con distintos tamaños de bloque. Se utilizo la bandera de optimizacion -O3 pero no se utilizo la bandera -mavx.</text:p>
      <text:p text:style-name="P10"><draw:frame draw:style-name="fr3" draw:name="Object3" text:anchor-type="paragraph" svg:x="-0.3043in" svg:y="0.0283in" svg:width="7.302in" svg:height="1.422in" draw:z-index="2"><draw:object xlink:href="./Object 3" xlink:type="simple" xlink:show="embed" xlink:actuate="onLoad"/><draw:image xlink:href="./ObjectReplacements/Object 3" xlink:type="simple" xlink:show="embed" xlink:actuate="onLoad"/></draw:frame></text:p>
      <text:p text:style-name="P10"><text:s/><text:span text:style-name="T5">El mejor tamaño de bloque a utilizar dependera tambien de la cantidad de hilos que se esta utilizando. En este caso usar un tamaño de bloque de 512 presenta los peores resultados en todos los casos. Mientras que el tamaño de bloque 256 presenta buenos resultados al usar pocos hilos. Y el tamaño de bloque de 128 presenta los mejores resultados al usar varios hilos. El mejor rendimiento </text:span><text:soft-page-break/><text:span text:style-name="T5">se obtiene al usar 8 hilos con un tamaño de bloque de 128.</text:span></text:p>
      <text:p text:style-name="P10"/>
      <text:p text:style-name="P11">El tercer caso que se analiza es con matrices de tamaño 8000x8000. En este caso se utilizan tamaños de bloque de 16, 32, 64, 128 y 256. No se llevo a cabo el computo del programa secuencial con matrices 8000x8000.</text:p>
      <text:p text:style-name="P10"/>
      <text:p text:style-name="P10"><draw:frame draw:style-name="fr2" draw:name="Object4" text:anchor-type="paragraph" svg:width="5.3335in" svg:height="0.711in" draw:z-index="3"><draw:object xlink:href="./Object 4" xlink:type="simple" xlink:show="embed" xlink:actuate="onLoad"/><draw:image xlink:href="./ObjectReplacements/Object 4" xlink:type="simple" xlink:show="embed" xlink:actuate="onLoad"/></draw:frame></text:p>
      <text:p text:style-name="P11"><draw:frame draw:style-name="fr2" draw:name="Object5" text:anchor-type="paragraph" svg:width="6.2909in" svg:height="3.539in" draw:z-index="4"><draw:object xlink:href="./Object 5" xlink:type="simple" xlink:show="embed" xlink:actuate="onLoad"/><draw:image xlink:href="./ObjectReplacements/Object 5" xlink:type="simple" xlink:show="embed" xlink:actuate="onLoad"/></draw:frame>Aquí los mejores resultados se obtienen con tamaños de bloque de 256, y no con tamaños menores, al usar una matriz de dimensiones mayores. También notamos que aumentar la cantidad de hilos mejora los tiempos de ejecución.</text:p>
      <text:p text:style-name="P11">El mejor tamaño de bloques y cantidad de hilos a utilizar dependerá del tamaño del problema.</text:p>
      <text:h text:style-name="P30" text:outline-level="1">Cantidad de hilos</text:h>
      <text:h text:style-name="P23" text:outline-level="1">Matrices 4000x4000, tamaño de bloque 128. Optimizado con MAVX.</text:h>
      <text:h text:style-name="P23" text:outline-level="1"><draw:frame draw:style-name="fr2" draw:name="Object6" text:anchor-type="paragraph" svg:width="3.7362in" svg:height="1.2453in" draw:z-index="5"><draw:object xlink:href="./Object 6" xlink:type="simple" xlink:show="embed" xlink:actuate="onLoad"/><draw:image xlink:href="./ObjectReplacements/Object 6" xlink:type="simple" xlink:show="embed" xlink:actuate="onLoad"/></draw:frame></text:h>
      <text:h text:style-name="P31" text:outline-level="1">Banderas</text:h>
      <text:p text:style-name="P13">4000x4000 128</text:p>
      <text:p text:style-name="P13"/>
      <text:p text:style-name="P13"><draw:frame draw:style-name="fr2" draw:name="Object7" text:anchor-type="paragraph" svg:width="4.6252in" svg:height="1.2453in" draw:z-index="6"><draw:object xlink:href="./Object 7" xlink:type="simple" xlink:show="embed" xlink:actuate="onLoad"/><draw:image xlink:href="./ObjectReplacements/Object 7" xlink:type="simple" xlink:show="embed" xlink:actuate="onLoad"/></draw:frame></text:p>
      <text:p text:style-name="P13"/>
      <text:p text:style-name="P13"/>
      <text:p text:style-name="P13"/>
      <text:p text:style-name="P13"/>
      <text:p text:style-name="P13"/>
      <text:p text:style-name="P13"><draw:frame draw:style-name="fr2" draw:name="Object8" text:anchor-type="paragraph" svg:width="6.2984in" svg:height="3.539in" draw:z-index="7"><draw:object xlink:href="./Object 8" xlink:type="simple" xlink:show="embed" xlink:actuate="onLoad"/><draw:image xlink:href="./ObjectReplacements/Object 8" xlink:type="simple" xlink:show="embed" xlink:actuate="onLoad"/></draw:frame></text:p>
      <text:h text:style-name="P32" text:outline-level="1">Afinidad</text:h>
      <text:p text:style-name="P13">2000-256</text:p>
      <text:p text:style-name="P13"/>
      <text:p text:style-name="P13"><draw:frame draw:style-name="fr2" draw:name="Object9" text:anchor-type="paragraph" svg:width="4.9591in" svg:height="1.4228in" draw:z-index="8"><draw:object xlink:href="./Object 9" xlink:type="simple" xlink:show="embed" xlink:actuate="onLoad"/><draw:image xlink:href="./ObjectReplacements/Object 9" xlink:type="simple" xlink:show="embed" xlink:actuate="onLoad"/></draw:frame></text:p>
      <text:p text:style-name="P13"/>
      <text:p text:style-name="P13"/>
      <text:p text:style-name="P13"/>
      <text:p text:style-name="P13"/>
      <text:p text:style-name="P13"/>
      <text:p text:style-name="P13">4000-128</text:p>
      <text:p text:style-name="P13"/>
      <text:p text:style-name="P13"><draw:frame draw:style-name="fr2" draw:name="Object10" text:anchor-type="paragraph" svg:width="4.4453in" svg:height="1.4228in" draw:z-index="9"><draw:object xlink:href="./Object 10" xlink:type="simple" xlink:show="embed" xlink:actuate="onLoad"/><draw:image xlink:href="./ObjectReplacements/Object 10" xlink:type="simple" xlink:show="embed" xlink:actuate="onLoad"/></draw:frame></text:p>
      <text:p text:style-name="P13"/>
      <text:p text:style-name="P13"/>
      <text:p text:style-name="P13"/>
      <text:p text:style-name="P13"/>
      <text:p text:style-name="P13">4000-256</text:p>
      <text:p text:style-name="P13"/>
      <text:p text:style-name="P13"><draw:frame draw:style-name="fr2" draw:name="Object11" text:anchor-type="paragraph" svg:width="4.9591in" svg:height="1.422in" draw:z-index="10"><draw:object xlink:href="./Object 11" xlink:type="simple" xlink:show="embed" xlink:actuate="onLoad"/><draw:image xlink:href="./ObjectReplacements/Object 11" xlink:type="simple" xlink:show="embed" xlink:actuate="onLoad"/></draw:frame></text:p>
      <text:p text:style-name="P15">Conclusión</text:p>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0c67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23:20:27.748433540</meta:creation-date>
    <dc:date>2017-11-02T13:33:23.022000000</dc:date>
    <meta:editing-duration>PT24M19S</meta:editing-duration>
    <meta:editing-cycles>9</meta:editing-cycles>
    <meta:generator>LibreOffice/5.4.2.2$Windows_x86 LibreOffice_project/22b09f6418e8c2d508a9eaf86b2399209b0990f4</meta:generator>
    <meta:document-statistic meta:table-count="0" meta:image-count="0" meta:object-count="11" meta:page-count="12" meta:paragraph-count="74" meta:word-count="761" meta:character-count="4427" meta:non-whitespace-character-count="37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88cm" xlink:href="." xlink:type="simple" chart:class="chart:bar" chart:style-name="ch1">
        <chart:title svg:x="6.233cm" svg:y="0.315cm" chart:style-name="ch2">
          <text:p>Normal vs SIMD</text:p>
        </chart:title>
        <chart:legend chart:legend-position="end" svg:x="14.164cm" svg:y="3.94cm" style:legend-expansion="high" chart:style-name="ch3"/>
        <chart:plot-area chart:style-name="ch4" chart:data-source-has-labels="both" svg:x="0.319cm" svg:y="1.299cm" svg:width="13.526cm" svg:height="7.51cm">
          <chartooo:coordinate-region svg:x="0.951cm" svg:y="1.501cm" svg:width="12.894cm" svg:height="6.655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rmal</text:p>
              </table:table-cell>
              <table:table-cell office:value-type="string">
                <text:p>simd</text:p>
              </table:table-cell>
            </table:table-row>
          </table:table-header-rows>
          <table:table-rows>
            <table:table-row>
              <table:table-cell office:value-type="float" office:value="1000">
                <text:p>1000</text:p>
              </table:table-cell>
              <table:table-cell office:value-type="float" office:value="0.3402002">
                <text:p>0.3402002</text:p>
              </table:table-cell>
              <table:table-cell office:value-type="float" office:value="0.256053">
                <text:p>0.256053</text:p>
              </table:table-cell>
            </table:table-row>
            <table:table-row>
              <table:table-cell office:value-type="float" office:value="2000">
                <text:p>2000</text:p>
              </table:table-cell>
              <table:table-cell office:value-type="float" office:value="3.9229228">
                <text:p>3.9229228</text:p>
              </table:table-cell>
              <table:table-cell office:value-type="float" office:value="3.286829">
                <text:p>3.286829</text:p>
              </table:table-cell>
            </table:table-row>
            <table:table-row>
              <table:table-cell office:value-type="float" office:value="4000">
                <text:p>4000</text:p>
              </table:table-cell>
              <table:table-cell office:value-type="float" office:value="31.4383542">
                <text:p>31.4383542</text:p>
              </table:table-cell>
              <table:table-cell office:value-type="float" office:value="26.9173272">
                <text:p>26.9173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e0efd4" fo:border="0.06pt solid #000000"/>
    </style:style>
    <style:style style:name="ce2"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number-columns-repeated="6" table:default-cell-style-name="Default"/>
        <table:table-column table:style-name="co1" table:number-columns-repeated="5" table:default-cell-style-name="ce2"/>
        <table:table-row table:style-name="ro1">
          <table:table-cell table:number-columns-repeated="6"/>
          <table:table-cell table:style-name="Default" table:number-columns-repeated="5"/>
        </table:table-row>
        <table:table-row table:style-name="ro1">
          <table:table-cell table:number-columns-repeated="6"/>
          <table:table-cell office:value-type="string" calcext:value-type="string">
            <text:p>OPT, MAVX</text:p>
          </table:table-cell>
          <table:table-cell table:number-columns-repeated="4"/>
        </table:table-row>
        <table:table-row table:style-name="ro1">
          <table:table-cell table:number-columns-repeated="7"/>
          <table:table-cell office:value-type="string" calcext:value-type="string">
            <text:p>cores, close</text:p>
          </table:table-cell>
          <table:table-cell office:value-type="string" calcext:value-type="string">
            <text:p>cores, spread</text:p>
          </table:table-cell>
          <table:table-cell office:value-type="string" calcext:value-type="string">
            <text:p>threads, close</text:p>
          </table:table-cell>
          <table:table-cell office:value-type="string" calcext:value-type="string">
            <text:p>threads, false</text:p>
          </table:table-cell>
        </table:table-row>
        <table:table-row table:style-name="ro1">
          <table:table-cell table:number-columns-repeated="6"/>
          <table:table-cell office:value-type="string" calcext:value-type="string">
            <text:p>2 threads</text:p>
          </table:table-cell>
          <table:table-cell office:value-type="float" office:value="11.4186892" calcext:value-type="float">
            <text:p>11.4186892</text:p>
          </table:table-cell>
          <table:table-cell office:value-type="float" office:value="11.815281" calcext:value-type="float">
            <text:p>11.815281</text:p>
          </table:table-cell>
          <table:table-cell office:value-type="float" office:value="11.4795284" calcext:value-type="float">
            <text:p>11.4795284</text:p>
          </table:table-cell>
          <table:table-cell office:value-type="float" office:value="12.06729" calcext:value-type="float">
            <text:p>12.06729</text:p>
          </table:table-cell>
        </table:table-row>
        <table:table-row table:style-name="ro1">
          <table:table-cell table:number-columns-repeated="6"/>
          <table:table-cell office:value-type="string" calcext:value-type="string">
            <text:p>4 threads</text:p>
          </table:table-cell>
          <table:table-cell office:value-type="float" office:value="6.036821" calcext:value-type="float">
            <text:p>6.036821</text:p>
          </table:table-cell>
          <table:table-cell office:value-type="float" office:value="5.9824018" calcext:value-type="float">
            <text:p>5.9824018</text:p>
          </table:table-cell>
          <table:table-cell office:value-type="float" office:value="6.0454302" calcext:value-type="float">
            <text:p>6.0454302</text:p>
          </table:table-cell>
          <table:table-cell office:value-type="float" office:value="5.9874282" calcext:value-type="float">
            <text:p>5.9874282</text:p>
          </table:table-cell>
        </table:table-row>
        <table:table-row table:style-name="ro1">
          <table:table-cell table:number-columns-repeated="6"/>
          <table:table-cell office:value-type="string" calcext:value-type="string">
            <text:p>6 threads</text:p>
          </table:table-cell>
          <table:table-cell office:value-type="float" office:value="4.7883886" calcext:value-type="float">
            <text:p>4.7883886</text:p>
          </table:table-cell>
          <table:table-cell office:value-type="float" office:value="4.6701586" calcext:value-type="float">
            <text:p>4.6701586</text:p>
          </table:table-cell>
          <table:table-cell office:value-type="float" office:value="4.7783504" calcext:value-type="float">
            <text:p>4.7783504</text:p>
          </table:table-cell>
          <table:table-cell office:value-type="float" office:value="4.675512" calcext:value-type="float">
            <text:p>4.675512</text:p>
          </table:table-cell>
        </table:table-row>
        <table:table-row table:style-name="ro1">
          <table:table-cell table:number-columns-repeated="6"/>
          <table:table-cell office:value-type="string" calcext:value-type="string">
            <text:p>8 threads</text:p>
          </table:table-cell>
          <table:table-cell office:value-type="float" office:value="3.2846972" calcext:value-type="float">
            <text:p>3.2846972</text:p>
          </table:table-cell>
          <table:table-cell office:value-type="float" office:value="3.3322692" calcext:value-type="float">
            <text:p>3.3322692</text:p>
          </table:table-cell>
          <table:table-cell office:value-type="float" office:value="3.2772764" calcext:value-type="float">
            <text:p>3.2772764</text:p>
          </table:table-cell>
          <table:table-cell office:value-type="float" office:value="3.2053252" calcext:value-type="float">
            <text:p>3.2053252</text:p>
          </table:table-cell>
        </table:table-row>
        <table:table-row table:style-name="ro1">
          <table:table-cell table:number-columns-repeated="6"/>
          <table:table-cell office:value-type="string" calcext:value-type="string">
            <text:p>10 threads</text:p>
          </table:table-cell>
          <table:table-cell office:value-type="float" office:value="3.3014698" calcext:value-type="float">
            <text:p>3.3014698</text:p>
          </table:table-cell>
          <table:table-cell office:value-type="float" office:value="3.2041644" calcext:value-type="float">
            <text:p>3.2041644</text:p>
          </table:table-cell>
          <table:table-cell office:value-type="float" office:value="3.2795352" calcext:value-type="float">
            <text:p>3.2795352</text:p>
          </table:table-cell>
          <table:table-cell office:value-type="float" office:value="3.3201132" calcext:value-type="float">
            <text:p>3.3201132</text:p>
          </table:table-cell>
        </table:table-row>
        <table:table-row table:style-name="ro1">
          <table:table-cell table:number-columns-repeated="6"/>
          <table:table-cell office:value-type="string" calcext:value-type="string">
            <text:p>12 threads</text:p>
          </table:table-cell>
          <table:table-cell office:value-type="float" office:value="2.5364866" calcext:value-type="float">
            <text:p>2.5364866</text:p>
          </table:table-cell>
          <table:table-cell office:value-type="float" office:value="2.5330012" calcext:value-type="float">
            <text:p>2.5330012</text:p>
          </table:table-cell>
          <table:table-cell office:value-type="float" office:value="2.5164462" calcext:value-type="float">
            <text:p>2.5164462</text:p>
          </table:table-cell>
          <table:table-cell office:value-type="float" office:value="2.5333224" calcext:value-type="float">
            <text:p>2.533322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9:42.1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0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3" office:value-type="string" calcext:value-type="string">
            <text:p>NO OPT-NO MAVX</text:p>
          </table:table-cell>
          <table:table-cell table:style-name="ce3" table:number-columns-repeated="4"/>
        </table:table-row>
        <table:table-row table:style-name="ro1">
          <table:table-cell table:style-name="ce3"/>
          <table:table-cell table:style-name="ce3" office:value-type="string" calcext:value-type="string">
            <text:p>cores, close</text:p>
          </table:table-cell>
          <table:table-cell table:style-name="ce3" office:value-type="string" calcext:value-type="string">
            <text:p>cores, spread</text:p>
          </table:table-cell>
          <table:table-cell table:style-name="ce3" office:value-type="string" calcext:value-type="string">
            <text:p>threads, close</text:p>
          </table:table-cell>
          <table:table-cell table:style-name="ce3" office:value-type="string" calcext:value-type="string">
            <text:p>threads, false</text:p>
          </table:table-cell>
        </table:table-row>
        <table:table-row table:style-name="ro1">
          <table:table-cell table:style-name="ce3" office:value-type="string" calcext:value-type="string">
            <text:p>2 threads</text:p>
          </table:table-cell>
          <table:table-cell table:style-name="ce3" office:value-type="float" office:value="229.127389" calcext:value-type="float">
            <text:p>229.127389</text:p>
          </table:table-cell>
          <table:table-cell table:style-name="ce3" office:value-type="float" office:value="229.2365186" calcext:value-type="float">
            <text:p>229.2365186</text:p>
          </table:table-cell>
          <table:table-cell table:style-name="ce3" office:value-type="float" office:value="229.8332602" calcext:value-type="float">
            <text:p>229.8332602</text:p>
          </table:table-cell>
          <table:table-cell table:style-name="ce3" office:value-type="float" office:value="229.9066336" calcext:value-type="float">
            <text:p>229.9066336</text:p>
          </table:table-cell>
        </table:table-row>
        <table:table-row table:style-name="ro1">
          <table:table-cell table:style-name="ce3" office:value-type="string" calcext:value-type="string">
            <text:p>4 threads</text:p>
          </table:table-cell>
          <table:table-cell table:style-name="ce3" office:value-type="float" office:value="119.716658" calcext:value-type="float">
            <text:p>119.716658</text:p>
          </table:table-cell>
          <table:table-cell table:style-name="ce3" office:value-type="float" office:value="117.0170438" calcext:value-type="float">
            <text:p>117.0170438</text:p>
          </table:table-cell>
          <table:table-cell table:style-name="ce3" office:value-type="float" office:value="119.0055248" calcext:value-type="float">
            <text:p>119.0055248</text:p>
          </table:table-cell>
          <table:table-cell table:style-name="ce3" office:value-type="float" office:value="116.2899706" calcext:value-type="float">
            <text:p>116.2899706</text:p>
          </table:table-cell>
        </table:table-row>
        <table:table-row table:style-name="ro1">
          <table:table-cell table:style-name="ce3" office:value-type="string" calcext:value-type="string">
            <text:p>6 threads</text:p>
          </table:table-cell>
          <table:table-cell table:style-name="ce3" office:value-type="float" office:value="91.9220734" calcext:value-type="float">
            <text:p>91.9220734</text:p>
          </table:table-cell>
          <table:table-cell table:style-name="ce3" office:value-type="float" office:value="89.2516886" calcext:value-type="float">
            <text:p>89.2516886</text:p>
          </table:table-cell>
          <table:table-cell table:style-name="ce3" office:value-type="float" office:value="91.7938444" calcext:value-type="float">
            <text:p>91.7938444</text:p>
          </table:table-cell>
          <table:table-cell table:style-name="ce3" office:value-type="float" office:value="88.3689532" calcext:value-type="float">
            <text:p>88.3689532</text:p>
          </table:table-cell>
        </table:table-row>
        <table:table-row table:style-name="ro1">
          <table:table-cell table:style-name="ce3" office:value-type="string" calcext:value-type="string">
            <text:p>8 threads</text:p>
          </table:table-cell>
          <table:table-cell table:style-name="ce3" office:value-type="float" office:value="61.776725" calcext:value-type="float">
            <text:p>61.776725</text:p>
          </table:table-cell>
          <table:table-cell table:style-name="ce3" office:value-type="float" office:value="61.6043754" calcext:value-type="float">
            <text:p>61.6043754</text:p>
          </table:table-cell>
          <table:table-cell table:style-name="ce3" office:value-type="float" office:value="61.7905692" calcext:value-type="float">
            <text:p>61.7905692</text:p>
          </table:table-cell>
          <table:table-cell table:style-name="ce3" office:value-type="float" office:value="59.7776412" calcext:value-type="float">
            <text:p>59.7776412</text:p>
          </table:table-cell>
        </table:table-row>
        <table:table-row table:style-name="ro1">
          <table:table-cell table:style-name="ce3" office:value-type="string" calcext:value-type="string">
            <text:p>10 threads</text:p>
          </table:table-cell>
          <table:table-cell table:style-name="ce3" office:value-type="float" office:value="61.8370652" calcext:value-type="float">
            <text:p>61.8370652</text:p>
          </table:table-cell>
          <table:table-cell table:style-name="ce3" office:value-type="float" office:value="60.1248154" calcext:value-type="float">
            <text:p>60.1248154</text:p>
          </table:table-cell>
          <table:table-cell table:style-name="ce3" office:value-type="float" office:value="61.783539" calcext:value-type="float">
            <text:p>61.783539</text:p>
          </table:table-cell>
          <table:table-cell table:style-name="ce3" office:value-type="float" office:value="60.6293822" calcext:value-type="float">
            <text:p>60.6293822</text:p>
          </table:table-cell>
        </table:table-row>
        <table:table-row table:style-name="ro1">
          <table:table-cell table:style-name="ce3" office:value-type="string" calcext:value-type="string">
            <text:p>12 threads</text:p>
          </table:table-cell>
          <table:table-cell table:style-name="ce3" office:value-type="float" office:value="60.8054252" calcext:value-type="float">
            <text:p>60.8054252</text:p>
          </table:table-cell>
          <table:table-cell table:style-name="ce3" office:value-type="float" office:value="60.694425" calcext:value-type="float">
            <text:p>60.694425</text:p>
          </table:table-cell>
          <table:table-cell table:style-name="ce3" office:value-type="float" office:value="60.660801" calcext:value-type="float">
            <text:p>60.660801</text:p>
          </table:table-cell>
          <table:table-cell table:style-name="ce3" office:value-type="float" office:value="60.238109" calcext:value-type="float">
            <text:p>60.238109</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9:54.6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9cm" svg:height="8.988cm" xlink:href="." xlink:type="simple" chart:class="chart:bar" chart:style-name="ch1">
        <chart:title svg:x="5.778cm" svg:y="0.315cm" chart:style-name="ch2">
          <text:p>Tamaños de bloques</text:p>
        </chart:title>
        <chart:subtitle svg:x="6.341cm" svg:y="1.299cm" chart:style-name="ch3">
          <text:p>Anidado con SIMD</text:p>
        </chart:subtitle>
        <chart:legend chart:legend-position="end" svg:x="11.794cm" svg:y="2.68cm" style:legend-expansion="high" chart:style-name="ch4"/>
        <chart:plot-area chart:style-name="ch5" chart:data-source-has-labels="both" svg:x="0.319cm" svg:y="2.135cm" svg:width="11.156cm" svg:height="6.674cm">
          <chartooo:coordinate-region svg:x="0.951cm" svg:y="2.337cm" svg:width="10.524cm" svg:height="5.819cm"/>
          <chart:axis chart:dimension="x" chart:name="primary-x" chart:style-name="ch6" chartooo:axis-type="auto">
            <chartooo:date-scale/>
            <chart:categories table:cell-range-address="local-table.$B$1:.$D$1"/>
          </chart:axis>
          <chart:axis chart:dimension="y" chart:name="primary-y" chart:style-name="ch7">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series chart:style-name="ch11" chart:values-cell-range-address="local-table.$B$4:.$D$4" chart:label-cell-address="local-table.$A$4" chart:class="chart:bar">
            <chart:data-point chart:repeated="3"/>
          </chart:series>
          <chart:series chart:style-name="ch12" chart:values-cell-range-address="local-table.$B$5:.$D$5" chart:label-cell-address="local-table.$A$5" chart:class="chart:bar">
            <chart:data-point chart:repeated="3"/>
          </chart:series>
          <chart:series chart:style-name="ch13" chart:values-cell-range-address="local-table.$B$6:.$D$6" chart:label-cell-address="local-table.$A$6" chart:class="chart:bar">
            <chart:data-point chart:repeated="3"/>
          </chart:series>
          <chart:series chart:style-name="ch14" chart:values-cell-range-address="local-table.$B$7:.$D$7" chart:label-cell-address="local-table.$A$7" chart:class="chart:bar">
            <chart:data-point chart:repeated="3"/>
          </chart:series>
          <chart:series chart:style-name="ch15" chart:values-cell-range-address="local-table.$B$8:.$D$8" chart:label-cell-address="local-table.$A$8"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float" office:value="1000">
                <text:p>1000</text:p>
              </table:table-cell>
              <table:table-cell office:value-type="float" office:value="2000">
                <text:p>2000</text:p>
              </table:table-cell>
              <table:table-cell office:value-type="float" office:value="4000">
                <text:p>4000</text:p>
              </table:table-cell>
            </table:table-row>
          </table:table-header-rows>
          <table:table-rows>
            <table:table-row>
              <table:table-cell office:value-type="string">
                <text:p>No anidado con SIMD</text:p>
              </table:table-cell>
              <table:table-cell office:value-type="float" office:value="0.3208564">
                <text:p>0.3208564</text:p>
              </table:table-cell>
              <table:table-cell office:value-type="float" office:value="3.919221">
                <text:p>3.919221</text:p>
              </table:table-cell>
              <table:table-cell office:value-type="float" office:value="31.4156036">
                <text:p>31.4156036</text:p>
              </table:table-cell>
            </table:table-row>
            <table:table-row>
              <table:table-cell office:value-type="string">
                <text:p>128</text:p>
              </table:table-cell>
              <table:table-cell office:value-type="float" office:value="0.3289586">
                <text:p>0.3289586</text:p>
              </table:table-cell>
              <table:table-cell office:value-type="float" office:value="2.6229972">
                <text:p>2.6229972</text:p>
              </table:table-cell>
              <table:table-cell office:value-type="float" office:value="20.5158344">
                <text:p>20.5158344</text:p>
              </table:table-cell>
            </table:table-row>
            <table:table-row>
              <table:table-cell office:value-type="string">
                <text:p>256</text:p>
              </table:table-cell>
              <table:table-cell office:value-type="float" office:value="0.3096696">
                <text:p>0.3096696</text:p>
              </table:table-cell>
              <table:table-cell office:value-type="float" office:value="2.4581136">
                <text:p>2.4581136</text:p>
              </table:table-cell>
              <table:table-cell office:value-type="float" office:value="19.5237794">
                <text:p>19.5237794</text:p>
              </table:table-cell>
            </table:table-row>
            <table:table-row>
              <table:table-cell office:value-type="string">
                <text:p>512</text:p>
              </table:table-cell>
              <table:table-cell office:value-type="float" office:value="0.2906554">
                <text:p>0.2906554</text:p>
              </table:table-cell>
              <table:table-cell office:value-type="float" office:value="2.252792">
                <text:p>2.252792</text:p>
              </table:table-cell>
              <table:table-cell office:value-type="float" office:value="18.1488244">
                <text:p>18.1488244</text:p>
              </table:table-cell>
            </table:table-row>
            <table:table-row>
              <table:table-cell office:value-type="string">
                <text:p>1024</text:p>
              </table:table-cell>
              <table:table-cell office:value-type="float" office:value="0.2656194">
                <text:p>0.2656194</text:p>
              </table:table-cell>
              <table:table-cell office:value-type="float" office:value="2.0678666">
                <text:p>2.0678666</text:p>
              </table:table-cell>
              <table:table-cell office:value-type="float" office:value="16.5183704">
                <text:p>16.5183704</text:p>
              </table:table-cell>
            </table:table-row>
            <table:table-row>
              <table:table-cell office:value-type="string">
                <text:p>2048</text:p>
              </table:table-cell>
              <table:table-cell office:value-type="float" office:value="0.2598384">
                <text:p>0.2598384</text:p>
              </table:table-cell>
              <table:table-cell office:value-type="float" office:value="3.2938176">
                <text:p>3.2938176</text:p>
              </table:table-cell>
              <table:table-cell office:value-type="float" office:value="26.4990854">
                <text:p>26.4990854</text:p>
              </table:table-cell>
            </table:table-row>
            <table:table-row>
              <table:table-cell office:value-type="string">
                <text:p>4096</text:p>
              </table:table-cell>
              <table:table-cell office:value-type="float" office:value="0.2597734">
                <text:p>0.2597734</text:p>
              </table:table-cell>
              <table:table-cell office:value-type="float" office:value="3.3010506">
                <text:p>3.3010506</text:p>
              </table:table-cell>
              <table:table-cell office:value-type="float" office:value="26.9077696">
                <text:p>26.90776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59pt"/>
    </style:style>
    <style:style style:name="co2" style:family="table-column">
      <style:table-column-properties fo:break-before="auto" style:column-width="125.1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1000" table:style-name="ta1">
        <table:table-column table:style-name="co1" table:default-cell-style-name="ce1"/>
        <table:table-column table:style-name="co2" table:default-cell-style-name="ce1"/>
        <table:table-column table:style-name="co3" table:number-columns-repeated="5" table:default-cell-style-name="ce1"/>
        <table:table-row table:style-name="ro1" table:number-rows-repeated="4">
          <table:table-cell table:style-name="Default" table:number-columns-repeated="7"/>
        </table:table-row>
        <table:table-row table:style-name="ro1">
          <table:table-cell/>
          <table:table-cell office:value-type="float" office:value="128" calcext:value-type="float">
            <text:p>128</text:p>
          </table:table-cell>
          <table:table-cell office:value-type="float" office:value="256" calcext:value-type="float">
            <text:p>256</text:p>
          </table:table-cell>
          <table:table-cell office:value-type="float" office:value="512" calcext:value-type="float">
            <text:p>512</text:p>
          </table:table-cell>
          <table:table-cell office:value-type="string" calcext:value-type="string">
            <text:p>Speedup 128</text:p>
          </table:table-cell>
          <table:table-cell office:value-type="string" calcext:value-type="string">
            <text:p>Speedup 256</text:p>
          </table:table-cell>
          <table:table-cell office:value-type="string" calcext:value-type="string">
            <text:p>Speedup 512</text:p>
          </table:table-cell>
        </table:table-row>
        <table:table-row table:style-name="ro1">
          <table:table-cell office:value-type="string" calcext:value-type="string">
            <text:p>Secuencial</text:p>
          </table:table-cell>
          <table:table-cell office:value-type="float" office:value="0.329565" calcext:value-type="float">
            <text:p>0.329565</text:p>
          </table:table-cell>
          <table:table-cell office:value-type="float" office:value="0.3092962" calcext:value-type="float">
            <text:p>0.3092962</text:p>
          </table:table-cell>
          <table:table-cell office:value-type="float" office:value="0.2842876" calcext:value-type="float">
            <text:p>0.2842876</text:p>
          </table:table-cell>
          <table:table-cell table:formula="of:=[.B$6]/[.B6]" office:value-type="float" office:value="1" calcext:value-type="float">
            <text:p>1</text:p>
          </table:table-cell>
          <table:table-cell table:formula="of:=[.C$6]/[.C6]" office:value-type="float" office:value="1" calcext:value-type="float">
            <text:p>1</text:p>
          </table:table-cell>
          <table:table-cell table:formula="of:=[.D$6]/[.D6]" office:value-type="float" office:value="1" calcext:value-type="float">
            <text:p>1</text:p>
          </table:table-cell>
        </table:table-row>
        <table:table-row table:style-name="ro1">
          <table:table-cell office:value-type="string" calcext:value-type="string">
            <text:p>2 threads</text:p>
          </table:table-cell>
          <table:table-cell office:value-type="float" office:value="0.241086" calcext:value-type="float">
            <text:p>0.241086</text:p>
          </table:table-cell>
          <table:table-cell office:value-type="float" office:value="0.2258234" calcext:value-type="float">
            <text:p>0.2258234</text:p>
          </table:table-cell>
          <table:table-cell office:value-type="float" office:value="0.209601" calcext:value-type="float">
            <text:p>0.209601</text:p>
          </table:table-cell>
          <table:table-cell table:formula="of:=[.B$6]/[.B7]" office:value-type="float" office:value="1.36700181677907" calcext:value-type="float">
            <text:p>1.36700181677907</text:p>
          </table:table-cell>
          <table:table-cell table:formula="of:=[.C$6]/[.C7]" office:value-type="float" office:value="1.36963751320722" calcext:value-type="float">
            <text:p>1.36963751320722</text:p>
          </table:table-cell>
          <table:table-cell table:formula="of:=[.D$6]/[.D7]" office:value-type="float" office:value="1.35632749843751" calcext:value-type="float">
            <text:p>1.35632749843751</text:p>
          </table:table-cell>
        </table:table-row>
        <table:table-row table:style-name="ro1">
          <table:table-cell office:value-type="string" calcext:value-type="string">
            <text:p>4 threads</text:p>
          </table:table-cell>
          <table:table-cell office:value-type="float" office:value="0.167009" calcext:value-type="float">
            <text:p>0.167009</text:p>
          </table:table-cell>
          <table:table-cell office:value-type="float" office:value="0.1408996" calcext:value-type="float">
            <text:p>0.1408996</text:p>
          </table:table-cell>
          <table:table-cell office:value-type="float" office:value="0.2356256" calcext:value-type="float">
            <text:p>0.2356256</text:p>
          </table:table-cell>
          <table:table-cell table:formula="of:=[.B$6]/[.B8]" office:value-type="float" office:value="1.97333676628206" calcext:value-type="float">
            <text:p>1.97333676628206</text:p>
          </table:table-cell>
          <table:table-cell table:formula="of:=[.C$6]/[.C8]" office:value-type="float" office:value="2.19515314450857" calcext:value-type="float">
            <text:p>2.19515314450857</text:p>
          </table:table-cell>
          <table:table-cell table:formula="of:=[.D$6]/[.D8]" office:value-type="float" office:value="1.20652255103011" calcext:value-type="float">
            <text:p>1.20652255103011</text:p>
          </table:table-cell>
        </table:table-row>
        <table:table-row table:style-name="ro1">
          <table:table-cell office:value-type="string" calcext:value-type="string">
            <text:p>6 threads</text:p>
          </table:table-cell>
          <table:table-cell office:value-type="float" office:value="0.1641686" calcext:value-type="float">
            <text:p>0.1641686</text:p>
          </table:table-cell>
          <table:table-cell office:value-type="float" office:value="0.152616" calcext:value-type="float">
            <text:p>0.152616</text:p>
          </table:table-cell>
          <table:table-cell office:value-type="float" office:value="0.2483826" calcext:value-type="float">
            <text:p>0.2483826</text:p>
          </table:table-cell>
          <table:table-cell table:formula="of:=[.B$6]/[.B9]" office:value-type="float" office:value="2.00747889669523" calcext:value-type="float">
            <text:p>2.00747889669523</text:p>
          </table:table-cell>
          <table:table-cell table:formula="of:=[.C$6]/[.C9]" office:value-type="float" office:value="2.02663023536195" calcext:value-type="float">
            <text:p>2.02663023536195</text:p>
          </table:table-cell>
          <table:table-cell table:formula="of:=[.D$6]/[.D9]" office:value-type="float" office:value="1.14455521441518" calcext:value-type="float">
            <text:p>1.14455521441518</text:p>
          </table:table-cell>
        </table:table-row>
        <table:table-row table:style-name="ro1">
          <table:table-cell office:value-type="string" calcext:value-type="string">
            <text:p>8 threads</text:p>
          </table:table-cell>
          <table:table-cell office:value-type="float" office:value="0.1118442" calcext:value-type="float">
            <text:p>0.1118442</text:p>
          </table:table-cell>
          <table:table-cell office:value-type="float" office:value="0.1656744" calcext:value-type="float">
            <text:p>0.1656744</text:p>
          </table:table-cell>
          <table:table-cell office:value-type="float" office:value="0.255045" calcext:value-type="float">
            <text:p>0.255045</text:p>
          </table:table-cell>
          <table:table-cell table:formula="of:=[.B$6]/[.B10]" office:value-type="float" office:value="2.94664363462746" calcext:value-type="float">
            <text:p>2.94664363462746</text:p>
          </table:table-cell>
          <table:table-cell table:formula="of:=[.C$6]/[.C10]" office:value-type="float" office:value="1.86689192778124" calcext:value-type="float">
            <text:p>1.86689192778124</text:p>
          </table:table-cell>
          <table:table-cell table:formula="of:=[.D$6]/[.D10]" office:value-type="float" office:value="1.11465662922229" calcext:value-type="float">
            <text:p>1.11465662922229</text:p>
          </table:table-cell>
        </table:table-row>
        <table:table-row table:style-name="ro1">
          <table:table-cell office:value-type="string" calcext:value-type="string">
            <text:p>10 threads</text:p>
          </table:table-cell>
          <table:table-cell office:value-type="float" office:value="0.1132782" calcext:value-type="float">
            <text:p>0.1132782</text:p>
          </table:table-cell>
          <table:table-cell office:value-type="float" office:value="0.1654396" calcext:value-type="float">
            <text:p>0.1654396</text:p>
          </table:table-cell>
          <table:table-cell office:value-type="float" office:value="0.25607" calcext:value-type="float">
            <text:p>0.25607</text:p>
          </table:table-cell>
          <table:table-cell table:formula="of:=[.B$6]/[.B11]" office:value-type="float" office:value="2.90934177979523" calcext:value-type="float">
            <text:p>2.90934177979523</text:p>
          </table:table-cell>
          <table:table-cell table:formula="of:=[.C$6]/[.C11]" office:value-type="float" office:value="1.86954151243112" calcext:value-type="float">
            <text:p>1.86954151243112</text:p>
          </table:table-cell>
          <table:table-cell table:formula="of:=[.D$6]/[.D11]" office:value-type="float" office:value="1.11019486859062" calcext:value-type="float">
            <text:p>1.11019486859062</text:p>
          </table:table-cell>
        </table:table-row>
        <table:table-row table:style-name="ro1">
          <table:table-cell office:value-type="string" calcext:value-type="string">
            <text:p>12 threads</text:p>
          </table:table-cell>
          <table:table-cell office:value-type="float" office:value="0.1126558" calcext:value-type="float">
            <text:p>0.1126558</text:p>
          </table:table-cell>
          <table:table-cell office:value-type="float" office:value="0.1636972" calcext:value-type="float">
            <text:p>0.1636972</text:p>
          </table:table-cell>
          <table:table-cell office:value-type="float" office:value="0.2583236" calcext:value-type="float">
            <text:p>0.2583236</text:p>
          </table:table-cell>
          <table:table-cell table:formula="of:=[.B$6]/[.B12]" office:value-type="float" office:value="2.92541529153404" calcext:value-type="float">
            <text:p>2.92541529153404</text:p>
          </table:table-cell>
          <table:table-cell table:formula="of:=[.C$6]/[.C12]" office:value-type="float" office:value="1.8894409922711" calcext:value-type="float">
            <text:p>1.8894409922711</text:p>
          </table:table-cell>
          <table:table-cell table:formula="of:=[.D$6]/[.D12]" office:value-type="float" office:value="1.10050959339371" calcext:value-type="float">
            <text:p>1.100509593393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13:12.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d58a" fo:border="0.06pt solid #000000"/>
    </style:style>
    <style:style style:name="ce3" style:family="table-cell" style:parent-style-name="Default">
      <style:table-cell-properties fo:background-color="#add58a" fo:border="0.06pt solid #000000"/>
    </style:style>
  </office:automatic-styles>
  <office:body>
    <office:spreadsheet>
      <table:calculation-settings table:automatic-find-labels="false" table:use-regular-expressions="false" table:use-wildcards="true"/>
      <table:table table:name="Resultados" table:style-name="ta1">
        <table:table-column table:style-name="co1" table:number-columns-repeated="6" table:default-cell-style-name="ce3"/>
        <table:table-row table:style-name="ro1">
          <table:table-cell office:value-type="string" calcext:value-type="string">
            <text:p>PLACES:cores|BIND:close</text:p>
          </table:table-cell>
          <table:table-cell table:number-columns-repeated="5"/>
        </table:table-row>
        <table:table-row table:style-name="ro1">
          <table:table-cell/>
          <table:table-cell office:value-type="string" calcext:value-type="string">
            <text:p>8000-16</text:p>
          </table:table-cell>
          <table:table-cell office:value-type="string" calcext:value-type="string">
            <text:p>8000-32</text:p>
          </table:table-cell>
          <table:table-cell office:value-type="string" calcext:value-type="string">
            <text:p>8000-64</text:p>
          </table:table-cell>
          <table:table-cell office:value-type="string" calcext:value-type="string">
            <text:p>8000-128</text:p>
          </table:table-cell>
          <table:table-cell office:value-type="string" calcext:value-type="string">
            <text:p>8000-256</text:p>
          </table:table-cell>
        </table:table-row>
        <table:table-row table:style-name="ro1">
          <table:table-cell office:value-type="string" calcext:value-type="string">
            <text:p>8 threads</text:p>
          </table:table-cell>
          <table:table-cell office:value-type="float" office:value="81.6084884" calcext:value-type="float">
            <text:p>81.6084884</text:p>
          </table:table-cell>
          <table:table-cell office:value-type="float" office:value="49.3755872" calcext:value-type="float">
            <text:p>49.3755872</text:p>
          </table:table-cell>
          <table:table-cell office:value-type="float" office:value="32.6216328" calcext:value-type="float">
            <text:p>32.6216328</text:p>
          </table:table-cell>
          <table:table-cell office:value-type="float" office:value="24.8031282" calcext:value-type="float">
            <text:p>24.8031282</text:p>
          </table:table-cell>
          <table:table-cell office:value-type="float" office:value="22.7495942" calcext:value-type="float">
            <text:p>22.7495942</text:p>
          </table:table-cell>
        </table:table-row>
        <table:table-row table:style-name="ro1">
          <table:table-cell office:value-type="string" calcext:value-type="string">
            <text:p>12 threads</text:p>
          </table:table-cell>
          <table:table-cell office:value-type="float" office:value="54.9750632" calcext:value-type="float">
            <text:p>54.9750632</text:p>
          </table:table-cell>
          <table:table-cell office:value-type="float" office:value="32.7814406" calcext:value-type="float">
            <text:p>32.7814406</text:p>
          </table:table-cell>
          <table:table-cell office:value-type="float" office:value="23.3936902" calcext:value-type="float">
            <text:p>23.3936902</text:p>
          </table:table-cell>
          <table:table-cell office:value-type="float" office:value="19.6468332" calcext:value-type="float">
            <text:p>19.6468332</text:p>
          </table:table-cell>
          <table:table-cell office:value-type="float" office:value="17.3578688" calcext:value-type="float">
            <text:p>17.357868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1:02.3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78cm" svg:height="8.988cm" xlink:href="." xlink:type="simple" chart:class="chart:bar" chart:style-name="ch1">
        <chart:title svg:x="5.577cm" svg:y="0.315cm" chart:style-name="ch2">
          <text:p>Optimizado con MAVX</text:p>
        </chart:title>
        <chart:subtitle svg:x="6.744cm" svg:y="1.299cm" chart:style-name="ch3">
          <text:p>Cores - close.</text:p>
        </chart:subtitle>
        <chart:legend chart:legend-position="end" svg:x="13.656cm" svg:y="3.184cm" style:legend-expansion="high" chart:style-name="ch4"/>
        <chart:plot-area chart:style-name="ch5" chart:data-source-has-labels="both" svg:x="0.319cm" svg:y="2.135cm" svg:width="13.018cm" svg:height="6.674cm">
          <chartooo:coordinate-region svg:x="0.951cm" svg:y="2.337cm" svg:width="12.386cm" svg:height="5.819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8000-16</text:p>
                <text:list>
                  <text:list-item>
                    <text:p/>
                  </text:list-item>
                  <text:list-item>
                    <text:p>8000-16</text:p>
                  </text:list-item>
                </text:list>
              </table:table-cell>
              <table:table-cell office:value-type="string">
                <text:p>8000-32</text:p>
                <text:list>
                  <text:list-item>
                    <text:p/>
                  </text:list-item>
                  <text:list-item>
                    <text:p>8000-32</text:p>
                  </text:list-item>
                </text:list>
              </table:table-cell>
              <table:table-cell office:value-type="string">
                <text:p>8000-64</text:p>
                <text:list>
                  <text:list-item>
                    <text:p/>
                  </text:list-item>
                  <text:list-item>
                    <text:p>8000-64</text:p>
                  </text:list-item>
                </text:list>
              </table:table-cell>
              <table:table-cell office:value-type="string">
                <text:p>8000-128</text:p>
                <text:list>
                  <text:list-item>
                    <text:p/>
                  </text:list-item>
                  <text:list-item>
                    <text:p>8000-128</text:p>
                  </text:list-item>
                </text:list>
              </table:table-cell>
              <table:table-cell office:value-type="string">
                <text:p>8000-256</text:p>
                <text:list>
                  <text:list-item>
                    <text:p/>
                  </text:list-item>
                  <text:list-item>
                    <text:p>8000-256</text:p>
                  </text:list-item>
                </text:list>
              </table:table-cell>
            </table:table-row>
          </table:table-header-rows>
          <table:table-rows>
            <table:table-row>
              <table:table-cell office:value-type="string">
                <text:p>8 threads</text:p>
              </table:table-cell>
              <table:table-cell office:value-type="float" office:value="81.6084884">
                <text:p>81.6084884</text:p>
              </table:table-cell>
              <table:table-cell office:value-type="float" office:value="49.3755872">
                <text:p>49.3755872</text:p>
              </table:table-cell>
              <table:table-cell office:value-type="float" office:value="32.6216328">
                <text:p>32.6216328</text:p>
              </table:table-cell>
              <table:table-cell office:value-type="float" office:value="24.8031282">
                <text:p>24.8031282</text:p>
              </table:table-cell>
              <table:table-cell office:value-type="float" office:value="22.7495942">
                <text:p>22.7495942</text:p>
              </table:table-cell>
            </table:table-row>
            <table:table-row>
              <table:table-cell office:value-type="string">
                <text:p>12 threads</text:p>
              </table:table-cell>
              <table:table-cell office:value-type="float" office:value="54.9750632">
                <text:p>54.9750632</text:p>
              </table:table-cell>
              <table:table-cell office:value-type="float" office:value="32.7814406">
                <text:p>32.7814406</text:p>
              </table:table-cell>
              <table:table-cell office:value-type="float" office:value="23.3936902">
                <text:p>23.3936902</text:p>
              </table:table-cell>
              <table:table-cell office:value-type="float" office:value="19.6468332">
                <text:p>19.6468332</text:p>
              </table:table-cell>
              <table:table-cell office:value-type="float" office:value="17.3578688">
                <text:p>17.357868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column table:style-name="co2" table:default-cell-style-name="Default"/>
        <table:table-row table:style-name="ro1" table:number-rows-repeated="23">
          <table:table-cell table:number-columns-repeated="4"/>
        </table:table-row>
        <table:table-row table:style-name="ro1">
          <table:table-cell table:style-name="ce3" office:value-type="string" calcext:value-type="string">
            <text:p>Threads</text:p>
          </table:table-cell>
          <table:table-cell table:style-name="ce3" office:value-type="string" calcext:value-type="string">
            <text:p>Cores, close</text:p>
          </table:table-cell>
          <table:table-cell table:style-name="ce3" office:value-type="string" calcext:value-type="string">
            <text:p>Secuencial</text:p>
          </table:table-cell>
          <table:table-cell table:style-name="ce3" office:value-type="string" calcext:value-type="string">
            <text:p>Speedup</text:p>
          </table:table-cell>
        </table:table-row>
        <table:table-row table:style-name="ro1">
          <table:table-cell table:style-name="ce3" office:value-type="string" calcext:value-type="string">
            <text:p>2 threads</text:p>
          </table:table-cell>
          <table:table-cell table:style-name="ce3" office:value-type="float" office:value="11.4186892" calcext:value-type="float">
            <text:p>11.4186892</text:p>
          </table:table-cell>
          <table:table-cell table:style-name="ce3" office:value-type="float" office:value="20.5158344" calcext:value-type="float">
            <text:p>20.5158344</text:p>
          </table:table-cell>
          <table:table-cell table:style-name="ce3" table:formula="of:=([.$C$25])/[.B25]" office:value-type="float" office:value="1.79668909807966" calcext:value-type="float">
            <text:p>1.79668909807966</text:p>
          </table:table-cell>
        </table:table-row>
        <table:table-row table:style-name="ro1">
          <table:table-cell table:style-name="ce3" office:value-type="string" calcext:value-type="string">
            <text:p>4 threads</text:p>
          </table:table-cell>
          <table:table-cell table:style-name="ce3" office:value-type="float" office:value="6.036821" calcext:value-type="float">
            <text:p>6.036821</text:p>
          </table:table-cell>
          <table:table-cell table:style-name="ce3"/>
          <table:table-cell table:style-name="ce3" table:formula="of:=([.$C$25])/[.B26]" office:value-type="float" office:value="3.39845001201791" calcext:value-type="float">
            <text:p>3.39845001201791</text:p>
          </table:table-cell>
        </table:table-row>
        <table:table-row table:style-name="ro1">
          <table:table-cell table:style-name="ce3" office:value-type="string" calcext:value-type="string">
            <text:p>6 threads</text:p>
          </table:table-cell>
          <table:table-cell table:style-name="ce3" office:value-type="float" office:value="4.7883886" calcext:value-type="float">
            <text:p>4.7883886</text:p>
          </table:table-cell>
          <table:table-cell table:style-name="ce3"/>
          <table:table-cell table:style-name="ce3" table:formula="of:=([.$C$25])/[.B27]" office:value-type="float" office:value="4.28449654232324" calcext:value-type="float">
            <text:p>4.28449654232324</text:p>
          </table:table-cell>
        </table:table-row>
        <table:table-row table:style-name="ro1">
          <table:table-cell table:style-name="ce3" office:value-type="string" calcext:value-type="string">
            <text:p>8 threads</text:p>
          </table:table-cell>
          <table:table-cell table:style-name="ce3" office:value-type="float" office:value="3.2846972" calcext:value-type="float">
            <text:p>3.2846972</text:p>
          </table:table-cell>
          <table:table-cell table:style-name="ce3"/>
          <table:table-cell table:style-name="ce3" table:formula="of:=([.$C$25])/[.B28]" office:value-type="float" office:value="6.24588299950449" calcext:value-type="float">
            <text:p>6.24588299950449</text:p>
          </table:table-cell>
        </table:table-row>
        <table:table-row table:style-name="ro1">
          <table:table-cell table:style-name="ce3" office:value-type="string" calcext:value-type="string">
            <text:p>10 threads</text:p>
          </table:table-cell>
          <table:table-cell table:style-name="ce3" office:value-type="float" office:value="3.3014698" calcext:value-type="float">
            <text:p>3.3014698</text:p>
          </table:table-cell>
          <table:table-cell table:style-name="ce3"/>
          <table:table-cell table:style-name="ce3" table:formula="of:=([.$C$25])/[.B29]" office:value-type="float" office:value="6.21415176961486" calcext:value-type="float">
            <text:p>6.21415176961486</text:p>
          </table:table-cell>
        </table:table-row>
        <table:table-row table:style-name="ro1">
          <table:table-cell table:style-name="ce3" office:value-type="string" calcext:value-type="string">
            <text:p>12 threads</text:p>
          </table:table-cell>
          <table:table-cell table:style-name="ce3" office:value-type="float" office:value="2.5364866" calcext:value-type="float">
            <text:p>2.5364866</text:p>
          </table:table-cell>
          <table:table-cell table:style-name="ce3"/>
          <table:table-cell table:style-name="ce3" table:formula="of:=([.$C$25])/[.B30]" office:value-type="float" office:value="8.08828810686404" calcext:value-type="float">
            <text:p>8.0882881068640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7:22.2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column table:style-name="co2" table:default-cell-style-name="Default"/>
        <table:table-column table:style-name="co1" table:default-cell-style-name="Default"/>
        <table:table-row table:style-name="ro1" table:number-rows-repeated="13">
          <table:table-cell table:number-columns-repeated="5"/>
        </table:table-row>
        <table:table-row table:style-name="ro1">
          <table:table-cell table:style-name="ce3"/>
          <table:table-cell table:style-name="ce3" office:value-type="string" calcext:value-type="string">
            <text:p>NO OPT-NO MAVX</text:p>
          </table:table-cell>
          <table:table-cell table:style-name="ce3" office:value-type="string" calcext:value-type="string">
            <text:p>NO OPT-MAVX</text:p>
          </table:table-cell>
          <table:table-cell table:style-name="ce3" office:value-type="string" calcext:value-type="string">
            <text:p>OPT-NO MAVX</text:p>
          </table:table-cell>
          <table:table-cell table:style-name="ce3" office:value-type="string" calcext:value-type="string">
            <text:p>OPT-MAVX</text:p>
          </table:table-cell>
        </table:table-row>
        <table:table-row table:style-name="ro1">
          <table:table-cell table:style-name="ce3" office:value-type="string" calcext:value-type="string">
            <text:p>2 threads</text:p>
          </table:table-cell>
          <table:table-cell table:style-name="ce3" office:value-type="float" office:value="229.1872478" calcext:value-type="float">
            <text:p>229.1872478</text:p>
          </table:table-cell>
          <table:table-cell table:style-name="ce3" office:value-type="float" office:value="228.982343" calcext:value-type="float">
            <text:p>228.982343</text:p>
          </table:table-cell>
          <table:table-cell table:style-name="ce3" office:value-type="float" office:value="13.6812526" calcext:value-type="float">
            <text:p>13.6812526</text:p>
          </table:table-cell>
          <table:table-cell table:style-name="ce3" office:value-type="float" office:value="11.4186892" calcext:value-type="float">
            <text:p>11.4186892</text:p>
          </table:table-cell>
        </table:table-row>
        <table:table-row table:style-name="ro1">
          <table:table-cell table:style-name="ce3" office:value-type="string" calcext:value-type="string">
            <text:p>4 threads</text:p>
          </table:table-cell>
          <table:table-cell table:style-name="ce3" office:value-type="float" office:value="120.5169276" calcext:value-type="float">
            <text:p>120.5169276</text:p>
          </table:table-cell>
          <table:table-cell table:style-name="ce3" office:value-type="float" office:value="118.7724724" calcext:value-type="float">
            <text:p>118.7724724</text:p>
          </table:table-cell>
          <table:table-cell table:style-name="ce3" office:value-type="float" office:value="7.183581" calcext:value-type="float">
            <text:p>7.183581</text:p>
          </table:table-cell>
          <table:table-cell table:style-name="ce3" office:value-type="float" office:value="6.036821" calcext:value-type="float">
            <text:p>6.036821</text:p>
          </table:table-cell>
        </table:table-row>
        <table:table-row table:style-name="ro1">
          <table:table-cell table:style-name="ce3" office:value-type="string" calcext:value-type="string">
            <text:p>6 threads</text:p>
          </table:table-cell>
          <table:table-cell table:style-name="ce3" office:value-type="float" office:value="91.9488732" calcext:value-type="float">
            <text:p>91.9488732</text:p>
          </table:table-cell>
          <table:table-cell table:style-name="ce3" office:value-type="float" office:value="91.8259088" calcext:value-type="float">
            <text:p>91.8259088</text:p>
          </table:table-cell>
          <table:table-cell table:style-name="ce3" office:value-type="float" office:value="5.6827774" calcext:value-type="float">
            <text:p>5.6827774</text:p>
          </table:table-cell>
          <table:table-cell table:style-name="ce3" office:value-type="float" office:value="4.7883886" calcext:value-type="float">
            <text:p>4.7883886</text:p>
          </table:table-cell>
        </table:table-row>
        <table:table-row table:style-name="ro1">
          <table:table-cell table:style-name="ce3" office:value-type="string" calcext:value-type="string">
            <text:p>8 threads</text:p>
          </table:table-cell>
          <table:table-cell table:style-name="ce3" office:value-type="float" office:value="61.9870918" calcext:value-type="float">
            <text:p>61.9870918</text:p>
          </table:table-cell>
          <table:table-cell table:style-name="ce3" office:value-type="float" office:value="62.1922272" calcext:value-type="float">
            <text:p>62.1922272</text:p>
          </table:table-cell>
          <table:table-cell table:style-name="ce3" office:value-type="float" office:value="3.8888228" calcext:value-type="float">
            <text:p>3.8888228</text:p>
          </table:table-cell>
          <table:table-cell table:style-name="ce3" office:value-type="float" office:value="3.2846972" calcext:value-type="float">
            <text:p>3.2846972</text:p>
          </table:table-cell>
        </table:table-row>
        <table:table-row table:style-name="ro1">
          <table:table-cell table:style-name="ce3" office:value-type="string" calcext:value-type="string">
            <text:p>10 threads</text:p>
          </table:table-cell>
          <table:table-cell table:style-name="ce3" office:value-type="float" office:value="60.7767304" calcext:value-type="float">
            <text:p>60.7767304</text:p>
          </table:table-cell>
          <table:table-cell table:style-name="ce3" office:value-type="float" office:value="60.7233484" calcext:value-type="float">
            <text:p>60.7233484</text:p>
          </table:table-cell>
          <table:table-cell table:style-name="ce3" office:value-type="float" office:value="3.8783206" calcext:value-type="float">
            <text:p>3.8783206</text:p>
          </table:table-cell>
          <table:table-cell table:style-name="ce3" office:value-type="float" office:value="3.3014698" calcext:value-type="float">
            <text:p>3.3014698</text:p>
          </table:table-cell>
        </table:table-row>
        <table:table-row table:style-name="ro1">
          <table:table-cell table:style-name="ce3" office:value-type="string" calcext:value-type="string">
            <text:p>12 threads</text:p>
          </table:table-cell>
          <table:table-cell table:style-name="ce3" office:value-type="float" office:value="46.4618122" calcext:value-type="float">
            <text:p>46.4618122</text:p>
          </table:table-cell>
          <table:table-cell table:style-name="ce3" office:value-type="float" office:value="46.4490032" calcext:value-type="float">
            <text:p>46.4490032</text:p>
          </table:table-cell>
          <table:table-cell table:style-name="ce3" office:value-type="float" office:value="2.9720958" calcext:value-type="float">
            <text:p>2.9720958</text:p>
          </table:table-cell>
          <table:table-cell table:style-name="ce3" office:value-type="float" office:value="2.5364866" calcext:value-type="float">
            <text:p>2.536486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8:15.63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88cm" xlink:href="." xlink:type="simple" chart:class="chart:bar" chart:style-name="ch1">
        <chart:title svg:x="7.355cm" svg:y="0.315cm" chart:style-name="ch2">
          <text:p>Flags</text:p>
        </chart:title>
        <chart:subtitle svg:x="5.939cm" svg:y="1.299cm" chart:style-name="ch3">
          <text:p>Matrix: 4000 Block: 128</text:p>
        </chart:subtitle>
        <chart:legend chart:legend-position="end" svg:x="13.571cm" svg:y="2.932cm" style:legend-expansion="high" chart:style-name="ch4"/>
        <chart:plot-area chart:style-name="ch5" chart:data-source-has-labels="both" svg:x="0.319cm" svg:y="2.135cm" svg:width="12.933cm" svg:height="6.674cm">
          <chartooo:coordinate-region svg:x="1.142cm" svg:y="2.337cm" svg:width="12.11cm" svg:height="5.819cm"/>
          <chart:axis chart:dimension="x" chart:name="primary-x" chart:style-name="ch6" chartooo:axis-type="auto">
            <chartooo:date-scale/>
            <chart:categories table:cell-range-address="local-table.$B$1:.$E$1"/>
          </chart:axis>
          <chart:axis chart:dimension="y" chart:name="primary-y" chart:style-name="ch7">
            <chart:grid chart:style-name="ch8" chart:class="major"/>
          </chart:axis>
          <chart:series chart:style-name="ch9" chart:values-cell-range-address="local-table.$B$2:.$E$2" chart:label-cell-address="local-table.$A$2" chart:class="chart:bar">
            <chart:data-point chart:repeated="4"/>
          </chart:series>
          <chart:series chart:style-name="ch10" chart:values-cell-range-address="local-table.$B$3:.$E$3" chart:label-cell-address="local-table.$A$3" chart:class="chart:bar">
            <chart:data-point chart:repeated="4"/>
          </chart:series>
          <chart:series chart:style-name="ch11" chart:values-cell-range-address="local-table.$B$4:.$E$4" chart:label-cell-address="local-table.$A$4" chart:class="chart:bar">
            <chart:data-point chart:repeated="4"/>
          </chart:series>
          <chart:series chart:style-name="ch12" chart:values-cell-range-address="local-table.$B$5:.$E$5" chart:label-cell-address="local-table.$A$5" chart:class="chart:bar">
            <chart:data-point chart:repeated="4"/>
          </chart:series>
          <chart:series chart:style-name="ch13" chart:values-cell-range-address="local-table.$B$6:.$E$6" chart:label-cell-address="local-table.$A$6" chart:class="chart:bar">
            <chart:data-point chart:repeated="4"/>
          </chart:series>
          <chart:series chart:style-name="ch14" chart:values-cell-range-address="local-table.$B$7:.$E$7" chart:label-cell-address="local-table.$A$7"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 OPT-NO MAVX</text:p>
              </table:table-cell>
              <table:table-cell office:value-type="string">
                <text:p>NO OPT-MAVX</text:p>
              </table:table-cell>
              <table:table-cell office:value-type="string">
                <text:p>OPT-NO MAVX</text:p>
              </table:table-cell>
              <table:table-cell office:value-type="string">
                <text:p>OPT-MAVX</text:p>
              </table:table-cell>
            </table:table-row>
          </table:table-header-rows>
          <table:table-rows>
            <table:table-row>
              <table:table-cell office:value-type="string">
                <text:p>2 threads</text:p>
              </table:table-cell>
              <table:table-cell office:value-type="float" office:value="229.1872478">
                <text:p>229.1872478</text:p>
              </table:table-cell>
              <table:table-cell office:value-type="float" office:value="228.982343">
                <text:p>228.982343</text:p>
              </table:table-cell>
              <table:table-cell office:value-type="float" office:value="13.6812526">
                <text:p>13.6812526</text:p>
              </table:table-cell>
              <table:table-cell office:value-type="float" office:value="11.4186892">
                <text:p>11.4186892</text:p>
              </table:table-cell>
            </table:table-row>
            <table:table-row>
              <table:table-cell office:value-type="string">
                <text:p>4 threads</text:p>
              </table:table-cell>
              <table:table-cell office:value-type="float" office:value="120.5169276">
                <text:p>120.5169276</text:p>
              </table:table-cell>
              <table:table-cell office:value-type="float" office:value="118.7724724">
                <text:p>118.7724724</text:p>
              </table:table-cell>
              <table:table-cell office:value-type="float" office:value="7.183581">
                <text:p>7.183581</text:p>
              </table:table-cell>
              <table:table-cell office:value-type="float" office:value="6.036821">
                <text:p>6.036821</text:p>
              </table:table-cell>
            </table:table-row>
            <table:table-row>
              <table:table-cell office:value-type="string">
                <text:p>6 threads</text:p>
              </table:table-cell>
              <table:table-cell office:value-type="float" office:value="91.9488732">
                <text:p>91.9488732</text:p>
              </table:table-cell>
              <table:table-cell office:value-type="float" office:value="91.8259088">
                <text:p>91.8259088</text:p>
              </table:table-cell>
              <table:table-cell office:value-type="float" office:value="5.6827774">
                <text:p>5.6827774</text:p>
              </table:table-cell>
              <table:table-cell office:value-type="float" office:value="4.7883886">
                <text:p>4.7883886</text:p>
              </table:table-cell>
            </table:table-row>
            <table:table-row>
              <table:table-cell office:value-type="string">
                <text:p>8 threads</text:p>
              </table:table-cell>
              <table:table-cell office:value-type="float" office:value="61.9870918">
                <text:p>61.9870918</text:p>
              </table:table-cell>
              <table:table-cell office:value-type="float" office:value="62.1922272">
                <text:p>62.1922272</text:p>
              </table:table-cell>
              <table:table-cell office:value-type="float" office:value="3.8888228">
                <text:p>3.8888228</text:p>
              </table:table-cell>
              <table:table-cell office:value-type="float" office:value="3.2846972">
                <text:p>3.2846972</text:p>
              </table:table-cell>
            </table:table-row>
            <table:table-row>
              <table:table-cell office:value-type="string">
                <text:p>10 threads</text:p>
              </table:table-cell>
              <table:table-cell office:value-type="float" office:value="60.7767304">
                <text:p>60.7767304</text:p>
              </table:table-cell>
              <table:table-cell office:value-type="float" office:value="60.7233484">
                <text:p>60.7233484</text:p>
              </table:table-cell>
              <table:table-cell office:value-type="float" office:value="3.8783206">
                <text:p>3.8783206</text:p>
              </table:table-cell>
              <table:table-cell office:value-type="float" office:value="3.3014698">
                <text:p>3.3014698</text:p>
              </table:table-cell>
            </table:table-row>
            <table:table-row>
              <table:table-cell office:value-type="string">
                <text:p>12 threads</text:p>
              </table:table-cell>
              <table:table-cell office:value-type="float" office:value="46.4618122">
                <text:p>46.4618122</text:p>
              </table:table-cell>
              <table:table-cell office:value-type="float" office:value="46.4490032">
                <text:p>46.4490032</text:p>
              </table:table-cell>
              <table:table-cell office:value-type="float" office:value="2.9720958">
                <text:p>2.9720958</text:p>
              </table:table-cell>
              <table:table-cell office:value-type="float" office:value="2.5364866">
                <text:p>2.536486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0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default-cell-style-name="ce3"/>
        <table:table-column table:style-name="co2" table:number-columns-repeated="4" table:default-cell-style-name="ce3"/>
        <table:table-row table:style-name="ro1">
          <table:table-cell table:style-name="Default" table:number-columns-repeated="5"/>
        </table:table-row>
        <table:table-row table:style-name="ro1">
          <table:table-cell office:value-type="string" calcext:value-type="string">
            <text:p>NO OPT-NO MAVX</text:p>
          </table:table-cell>
          <table:table-cell table:number-columns-repeated="4"/>
        </table:table-row>
        <table:table-row table:style-name="ro1">
          <table:table-cell/>
          <table:table-cell office:value-type="string" calcext:value-type="string">
            <text:p>cores, close</text:p>
          </table:table-cell>
          <table:table-cell office:value-type="string" calcext:value-type="string">
            <text:p>cores, spread</text:p>
          </table:table-cell>
          <table:table-cell office:value-type="string" calcext:value-type="string">
            <text:p>threads, close</text:p>
          </table:table-cell>
          <table:table-cell office:value-type="string" calcext:value-type="string">
            <text:p>threads, false</text:p>
          </table:table-cell>
        </table:table-row>
        <table:table-row table:style-name="ro1">
          <table:table-cell office:value-type="string" calcext:value-type="string">
            <text:p>2 threads</text:p>
          </table:table-cell>
          <table:table-cell office:value-type="float" office:value="28.6093084" calcext:value-type="float">
            <text:p>28.6093084</text:p>
          </table:table-cell>
          <table:table-cell office:value-type="float" office:value="28.663629" calcext:value-type="float">
            <text:p>28.663629</text:p>
          </table:table-cell>
          <table:table-cell office:value-type="float" office:value="28.8513796" calcext:value-type="float">
            <text:p>28.8513796</text:p>
          </table:table-cell>
          <table:table-cell office:value-type="float" office:value="28.6793584" calcext:value-type="float">
            <text:p>28.6793584</text:p>
          </table:table-cell>
        </table:table-row>
        <table:table-row table:style-name="ro1">
          <table:table-cell office:value-type="string" calcext:value-type="string">
            <text:p>4 threads</text:p>
          </table:table-cell>
          <table:table-cell office:value-type="float" office:value="14.8966492" calcext:value-type="float">
            <text:p>14.8966492</text:p>
          </table:table-cell>
          <table:table-cell office:value-type="float" office:value="14.541887" calcext:value-type="float">
            <text:p>14.541887</text:p>
          </table:table-cell>
          <table:table-cell office:value-type="float" office:value="14.9916582" calcext:value-type="float">
            <text:p>14.9916582</text:p>
          </table:table-cell>
          <table:table-cell office:value-type="float" office:value="14.6413516" calcext:value-type="float">
            <text:p>14.6413516</text:p>
          </table:table-cell>
        </table:table-row>
        <table:table-row table:style-name="ro1">
          <table:table-cell office:value-type="string" calcext:value-type="string">
            <text:p>6 threads</text:p>
          </table:table-cell>
          <table:table-cell office:value-type="float" office:value="14.95824" calcext:value-type="float">
            <text:p>14.95824</text:p>
          </table:table-cell>
          <table:table-cell office:value-type="float" office:value="14.7043848" calcext:value-type="float">
            <text:p>14.7043848</text:p>
          </table:table-cell>
          <table:table-cell office:value-type="float" office:value="15.215082" calcext:value-type="float">
            <text:p>15.215082</text:p>
          </table:table-cell>
          <table:table-cell office:value-type="float" office:value="14.7155926" calcext:value-type="float">
            <text:p>14.7155926</text:p>
          </table:table-cell>
        </table:table-row>
        <table:table-row table:style-name="ro1">
          <table:table-cell office:value-type="string" calcext:value-type="string">
            <text:p>8 threads</text:p>
          </table:table-cell>
          <table:table-cell office:value-type="float" office:value="7.8108586" calcext:value-type="float">
            <text:p>7.8108586</text:p>
          </table:table-cell>
          <table:table-cell office:value-type="float" office:value="7.7906348" calcext:value-type="float">
            <text:p>7.7906348</text:p>
          </table:table-cell>
          <table:table-cell office:value-type="float" office:value="7.8038118" calcext:value-type="float">
            <text:p>7.8038118</text:p>
          </table:table-cell>
          <table:table-cell office:value-type="float" office:value="7.5908494" calcext:value-type="float">
            <text:p>7.5908494</text:p>
          </table:table-cell>
        </table:table-row>
        <table:table-row table:style-name="ro1">
          <table:table-cell office:value-type="string" calcext:value-type="string">
            <text:p>10 threads</text:p>
          </table:table-cell>
          <table:table-cell office:value-type="float" office:value="7.8090434" calcext:value-type="float">
            <text:p>7.8090434</text:p>
          </table:table-cell>
          <table:table-cell office:value-type="float" office:value="7.7389872" calcext:value-type="float">
            <text:p>7.7389872</text:p>
          </table:table-cell>
          <table:table-cell office:value-type="float" office:value="7.8026286" calcext:value-type="float">
            <text:p>7.8026286</text:p>
          </table:table-cell>
          <table:table-cell office:value-type="float" office:value="7.5613104" calcext:value-type="float">
            <text:p>7.5613104</text:p>
          </table:table-cell>
        </table:table-row>
        <table:table-row table:style-name="ro1">
          <table:table-cell office:value-type="string" calcext:value-type="string">
            <text:p>12 threads</text:p>
          </table:table-cell>
          <table:table-cell office:value-type="float" office:value="7.8037238" calcext:value-type="float">
            <text:p>7.8037238</text:p>
          </table:table-cell>
          <table:table-cell office:value-type="float" office:value="7.8148992" calcext:value-type="float">
            <text:p>7.8148992</text:p>
          </table:table-cell>
          <table:table-cell office:value-type="float" office:value="7.805315" calcext:value-type="float">
            <text:p>7.805315</text:p>
          </table:table-cell>
          <table:table-cell office:value-type="float" office:value="7.671415" calcext:value-type="float">
            <text:p>7.67141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9:29.2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